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2"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4" style:family="paragraph" style:parent-style-name="Standard" style:list-style-name="WWNum1">
      <style:paragraph-properties fo:margin-left="1.5in" fo:margin-right="0in" fo:margin-top="0in" fo:margin-bottom="0in" loext:contextual-spacing="false" fo:line-height="100%" fo:text-indent="-0.25in" style:auto-text-indent="false"/>
    </style:style>
    <style:style style:name="P5" style:family="paragraph" style:parent-style-name="Standard" style:list-style-name="WWNum1">
      <style:paragraph-properties fo:margin-left="1.5in" fo:margin-right="0in" fo:margin-top="0in" fo:margin-bottom="0.1665in" loext:contextual-spacing="false" fo:line-height="100%" fo:text-indent="-0.25in" style:auto-text-indent="false"/>
    </style:style>
    <style:style style:name="P6" style:family="paragraph" style:parent-style-name="Standard" style:list-style-name="WWNum1">
      <style:paragraph-properties fo:margin-left="2in" fo:margin-right="0in" fo:margin-top="0in" fo:margin-bottom="0in" loext:contextual-spacing="false" fo:line-height="100%" fo:text-indent="-0.25in" style:auto-text-indent="false"/>
    </style:style>
    <style:style style:name="P7" style:family="paragraph" style:parent-style-name="Standard" style:list-style-name="WWNum1">
      <style:paragraph-properties fo:margin-left="2.5in" fo:margin-right="0in" fo:margin-top="0in" fo:margin-bottom="0in" loext:contextual-spacing="false" fo:line-height="100%" fo:text-indent="-0.25in" style:auto-text-indent="false"/>
    </style:style>
    <style:style style:name="P8" style:family="paragraph" style:parent-style-name="Heading_20_1" style:master-page-name="Standard">
      <style:paragraph-properties fo:margin-top="0.3335in" fo:margin-bottom="0.0835in" loext:contextual-spacing="false" fo:line-height="100%" fo:keep-together="auto" style:page-number="1" fo:keep-with-next="auto"/>
    </style:style>
    <style:style style:name="T1" style:family="text">
      <style:text-properties fo:font-size="23pt" fo:font-weight="bold" style:font-size-asian="23pt" style:font-weight-asian="bold" style:font-size-complex="23pt"/>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f0cixovko0w5"/><text:span text:style-name="T1">N.º 139 Sabedoria divina num mundo científico</text:span></text:p>
      <text:list xml:id="list1970493580" text:style-name="WWNum1">
        <text:list-item>
          <text:p text:style-name="P1"><text:span text:style-name="T2">MUITOS ESPERAM QUE A CIÊNCIA ELIMINE OS SOFRIMENTOS DA HUMANIDADE (4 min)<text:line-break/></text:span></text:p>
          <text:list>
            <text:list-item>
              <text:p text:style-name="P3">Vivemos numa era de avanços impressionantes. A ciência e a tecnologia transformaram a maneira como vivemos, trazendo facilidades para nossa vida. As realizações científicas, como a eletricidade, o automóvel, o avião, o rádio, a TV, o computador e os avanços na medicina, são visíveis e afetam a vida de cada um de nós. <text:span text:style-name="T2">(g93 8/4 6-8)</text:span></text:p>
            </text:list-item>
            <text:list-item>
              <text:p text:style-name="P3">É natural, então, que muitos esperem que a ciência seja a chave para solucionar todos os problemas da humanidade, proporcionando saúde e segurança para todos. Mas será que a ciência pode realmente oferecer essas garantias? Ela pode nos guiar com segurança, trazendo soluções completas e duradouras? <text:span text:style-name="T2">(g98 8/3 3-4)</text:span></text:p>
            </text:list-item>
            <text:list-item>
              <text:p text:style-name="P3">Como vemos, a ciência oferece resultados palpáveis, desde o rádio até os avanços na medicina. No entanto, enquanto muitos depositam sua confiança total no conhecimento científico, outros observam, com certa preocupação, os riscos de uma tecnologia que pode estar descontrolada.</text:p>
            </text:list-item>
            <text:list-item>
              <text:p text:style-name="P3">Isso nos leva a perguntar: Qual é o conceito correto a se ter sobre a ciência e a tecnologia? Existem limites para o que a ciência pode resolver? A Bíblia fornece esclarecimento a respeito desse assunto?</text:p>
            </text:list-item>
          </text:list>
        </text:list-item>
        <text:list-item>
          <text:p text:style-name="P2">No decorrer deste discurso, vamos considerar os benefícios e os perigos que a ciência moderna nos trouxe e, sobretudo, refletir sobre como a sabedoria divina nos guia com segurança em um mundo que confia cada vez mais na ciência e na tecnologia. Veremos como a Bíblia nos orienta a equilibrar o uso dos avanços científicos com princípios que promovem verdadeiro bem-estar, proteção e esperança duradoura.<text:line-break/></text:p>
        </text:list-item>
        <text:list-item>
          <text:p text:style-name="P2"><text:span text:style-name="T2">OS BENEFÍCIOS E OS PERIGOS DA CIÊNCIA MODERNA (10 min)<text:line-break/><text:line-break/></text:span> &lt;aside&gt; 💡<text:line-break/><text:line-break/> Agora, vamos examinar como a ciência moderna tem contribuído para nossa vida cotidiana, mas também quais são os riscos de confiar exclusivamente nela.<text:line-break/><text:line-break/> &lt;/aside&gt;<text:line-break/></text:p>
          <text:list>
            <text:list-item>
              <text:p text:style-name="P3"><text:span text:style-name="T2">Benefícios da ciência moderna</text:span></text:p>
              <text:list>
                <text:list-item>
                  <text:p text:style-name="P4"><text:span text:style-name="T2">É inegável que a ciência trouxe muitos avanços que beneficiam a vida humana em vários aspectos.</text:span></text:p>
                  <text:list>
                    <text:list-item>
                      <text:p text:style-name="P6">Por exemplo, <text:span text:style-name="T2">na medicina</text:span>, vemos como ela aumentou a expectativa de vida e melhorou a saúde geral das pessoas. Mais pessoas conseguem viver uma vida mais longa e saudável.</text:p>
                    </text:list-item>
                    <text:list-item>
                      <text:p text:style-name="P6"><text:span text:style-name="T2">Na agricultura</text:span>, técnicas modernas permitem maior produção de alimentos, combatendo a fome e permitindo uma nutrição mais adequada.</text:p>
                    </text:list-item>
                    <text:list-item>
                      <text:p text:style-name="P6">Já <text:span text:style-name="T2">no transporte e nas comunicações</text:span>, somos capazes de realizar viagens internacionais e acessar produtos e informações de qualquer parte do mundo com rapidez.</text:p>
                    </text:list-item>
                  </text:list>
                </text:list-item>
                <text:list-item>
                  <text:p text:style-name="P4"><text:span text:style-name="T2">Como cristãos, podemos utilizar esses avanços de maneira que promova a obra do Reino.</text:span></text:p>
                  <text:list>
                    <text:list-item>
                      <text:p text:style-name="P6">usamos métodos avançados de impressão e outros meios de divulgação. (<text:span text:style-name="T3">w</text:span>99 15/8 23-4)</text:p>
                    </text:list-item>
                    <text:list-item>
                      <text:p text:style-name="P6">Fazem uso do computador para escrever e traduzir publicações baseadas na Bíblia, e produzir artes gráficas.</text:p>
                    </text:list-item>
                    <text:list-item>
                      <text:p text:style-name="P6">O automóvel, o avião e outros modernos meios de transporte são utilizados para pregar as boas novas em toda a Terra.</text:p>
                    </text:list-item>
                    <text:list-item>
                      <text:p text:style-name="P6">Empregam métodos de construção e materiais modernos para Salões do Reino.</text:p>
                    </text:list-item>
                  </text:list>
                </text:list-item>
              </text:list>
            </text:list-item>
            <text:list-item>
              <text:p text:style-name="P3"><text:span text:style-name="T2">Perigos e limitações da ciência moderna</text:span></text:p>
              <text:list>
                <text:list-item>
                  <text:p text:style-name="P4"><text:span text:style-name="T2">Embora a ciência ofereça muitos benefícios, devemos reconhecer suas limitações e perigos. (</text:span><text:span text:style-name="T4">g</text:span><text:span text:style-name="T2">93 22/6 21-4; </text:span><text:span text:style-name="T4">g</text:span><text:span text:style-name="T2">00 8/12 18-19)</text:span></text:p>
                  <text:list>
                    <text:list-item>
                      <text:p text:style-name="P6">A busca do conhecimento humano, quando descontrolada, pode causar grandes males. Por exemplo, <text:span text:style-name="T2">a poluição</text:span> gerada por certas tecnologias afeta todos os ecossistemas e coloca a vida humana em risco.</text:p>
                    </text:list-item>
                    <text:list-item>
                      <text:p text:style-name="P6">Outro perigo é o uso da ciência para fabricar armas, o que ameaça a própria sobrevivência da humanidade.</text:p>
                    </text:list-item>
                  </text:list>
                </text:list-item>
                <text:list-item>
                  <text:p text:style-name="P4"><text:span text:style-name="T2">Há também consequências espirituais ao se confiar demais na sabedoria humana.</text:span></text:p>
                  <text:list>
                    <text:list-item>
                      <text:p text:style-name="P6">Muitos acabam direcionando sua atenção à criação em vez de ao Criador, o que vai contra o princípio de Romanos 1:25. (Ro 1:25)</text:p>
                    </text:list-item>
                    <text:list-item>
                      <text:p text:style-name="P6">Colocar uma confiança desmedida nos avanços humanos pode levar a centralizar a vida em bens materiais e afastar-se dos valores espirituais. (1Jo 2:15-17)</text:p>
                    </text:list-item>
                    <text:list-item>
                      <text:p text:style-name="P6"><text:soft-page-break/>É uma das grandes causas do declínio da moral e do aumento de problemas sociais.</text:p>
                    </text:list-item>
                    <text:list-item>
                      <text:p text:style-name="P6">Estimula dedicação total a carreiras profissionais, favorecendo a negligência à família e resultando no aumento do divórcio e da delinquência.</text:p>
                    </text:list-item>
                    <text:list-item>
                      <text:p text:style-name="P6"><text:span text:style-name="T2">Como nos alerta a Bíblia, a sabedoria humana tem seus limites e, sem orientação divina, pode levar à ruína</text:span>. (1Co 3:19, 20)</text:p>
                      <text:list>
                        <text:list-item>
                          <text:p text:style-name="P7">O conhecimento científico em si não é errado; porém, a forma como é adquirido e usado frequentemente se opõe aos princípios divinos, causando prejuízos (<text:span text:style-name="T3">it</text:span>-3 479-80)</text:p>
                        </text:list-item>
                      </text:list>
                    </text:list-item>
                  </text:list>
                </text:list-item>
              </text:list>
            </text:list-item>
          </text:list>
        </text:list-item>
        <text:list-item>
          <text:p text:style-name="P2"><text:span text:style-name="T2">Portanto, ao refletirmos sobre os benefícios e os perigos da ciência, podemos nos perguntar: onde a humanidade pode encontrar orientação segura e proteção em meio a esses avanços científicos? No próximo segmento, vamos considerar como a sabedoria divina, conforme revelada na Bíblia, pode servir como um guia seguro em um mundo cada vez mais dependente da ciência.<text:line-break/><text:line-break/><text:line-break/><text:line-break/></text:span> <text:span text:style-name="T2">Onde, então, a humanidade pode encontrar orientação segura e proteção neste mundo científico?<text:line-break/><text:line-break/></text:span></text:p>
        </text:list-item>
        <text:list-item>
          <text:p text:style-name="P2"><text:span text:style-name="T2">SABEDORIA DIVINA — UM GUIA SEGURO NUM MUNDO CIENTÍFICO (12 min)<text:line-break/></text:span></text:p>
          <text:list>
            <text:list-item>
              <text:p text:style-name="P3"><text:span text:style-name="T2">A Sabedoria de Jeová é Superior à Sabedoria Humana. (1Co 1:19, 20)<text:line-break/><text:line-break/></text:span> &lt;aside&gt; 💡<text:line-break/><text:line-break/> Vivemos em uma época de conhecimento científico sem precedentes. Contudo, a Bíblia nos lembra que, apesar de suas maravilhas, a sabedoria de Jeová é muito superior à sabedoria humana. 1 Coríntios 1:19, 20 nos ensina que Jeová, em sua sabedoria, desfaz o conhecimento humano quando este se torna uma fonte de arrogância ou um substituto para a fé verdadeira. Somente a sabedoria de Deus pode fornecer o verdadeiro caminho para a felicidade e segurança, algo que o conhecimento humano, com suas limitações, não consegue alcançar por completo.<text:line-break/><text:line-break/> &lt;/aside&gt;<text:line-break/></text:p>
              <text:list>
                <text:list-item>
                  <text:p text:style-name="P4">A Palavra de Deus nos Ajuda a Reconhecer as Limitações da Sabedoria Humana. (<text:span text:style-name="T3">w</text:span>00 1/5 8; <text:span text:style-name="T3">g</text:span>98 8/3 10-12)</text:p>
                  <text:list>
                    <text:list-item>
                      <text:p text:style-name="P6">A Bíblia nos ajuda a entender as limitações da sabedoria humana e da tecnologia. Embora ambos tragam benefícios práticos, eles não conseguem resolver problemas mais profundos, como a morte, a doença e a busca por um propósito real. (Referência: w00 1/5 8; g98 8/3 10-12). Quando confiamos exclusivamente na ciência, ignoramos que há questões que a tecnologia simplesmente não pode resolver. Portanto, é a sabedoria divina que nos ajuda a colocar a ciência e a tecnologia em seu devido lugar.</text:p>
                    </text:list-item>
                  </text:list>
                </text:list-item>
                <text:list-item>
                  <text:p text:style-name="P4">Fornece padrões por meio dos quais podemos estabelecer prioridades realísticas.</text:p>
                  <text:list>
                    <text:list-item>
                      <text:p text:style-name="P6">Jeová nos ajuda a definir nossas prioridades de maneira sábia e realista. A Bíblia oferece um padrão claro que nos permite priorizar o que realmente importa, ao invés de nos perdermos em objetivos temporários ou materiais. Enquanto o mundo muitas vezes valoriza o sucesso material, nós, que buscamos a sabedoria de Deus, aprendemos a valorizar o que é eterno e duradouro.</text:p>
                    </text:list-item>
                  </text:list>
                </text:list-item>
              </text:list>
            </text:list-item>
            <text:list-item>
              <text:p text:style-name="P3"><text:span text:style-name="T2">A Bíblia Trata das Reais Necessidades Humanas e dos Problemas da Terra.<text:line-break/><text:line-break/></text:span> &lt;aside&gt; 💡<text:line-break/><text:line-break/> Diferente de qualquer avanço científico, a Bíblia aborda diretamente as necessidades mais profundas da humanidade e os problemas que afetam nosso planeta. A Palavra de Deus nos oferece paz interior, uma qualidade que a ciência não pode garantir, e a perspectiva de um futuro livre de sofrimento. (Is 65:20, 21)<text:line-break/><text:line-break/> &lt;/aside&gt;<text:line-break/></text:p>
              <text:list>
                <text:list-item>
                  <text:p text:style-name="P4">A bíblia diz que o governo do Reino fará, Cristo Rei — e não a tecnologia.</text:p>
                  <text:list>
                    <text:list-item>
                      <text:p text:style-name="P6">Restaurará a Terra e eliminará as causas do sofrimento. (Re 11:18)</text:p>
                    </text:list-item>
                    <text:list-item>
                      <text:p text:style-name="P6">O Reino trará condições paradisíacas com fartura e segurança para todos.</text:p>
                    </text:list-item>
                    <text:list-item>
                      <text:p text:style-name="P6">Conduzirá os humanos obedientes à perfeição por acabar com as causas das doenças e da morte. (Ro 5:18, 19; <text:span text:style-name="T3">g</text:span>00 8/12 18-19)</text:p>
                    </text:list-item>
                  </text:list>
                </text:list-item>
              </text:list>
            </text:list-item>
            <text:list-item>
              <text:p text:style-name="P3"><text:span text:style-name="T2">Diferentemente do conhecimento que os homens têm da ciência e da tecnologia, as Escrituras fornecem orientações para lidar com as condições atuais.<text:line-break/></text:span></text:p>
              <text:list>
                <text:list-item>
                  <text:p text:style-name="P4">Enquanto aguardamos o cumprimento das promessas do Reino, a Bíblia nos fornece orientação para viver com sabedoria nos dias de hoje. Ela nos protege contra filosofias que poderiam prejudicar nossa espiritualidade e nos ensina a cultivar valores que harmonizam com nossa natureza humana. Por exemplo, como menciona Romanos 1:26, 27 e 1 Coríntios 6:18, ela nos instrui a manter um padrão moral elevado, que nos protege de problemas de saúde física e emocional.. (Ro 1:26, 27; 1Co 6:18; Col 2:8)<text:line-break/></text:p>
                </text:list-item>
                <text:list-item>
                  <text:p text:style-name="P4">As Escrituras contêm orientações para a vida familiar que levam em conta as necessidades de cada um na família.<text:line-break/></text:p>
                  <text:list>
                    <text:list-item>
                      <text:p text:style-name="P6">Marido e mulher devem expressar profundo amor e respeito. (Ef 5:22, 28, 33)</text:p>
                    </text:list-item>
                    <text:list-item>
                      <text:p text:style-name="P6">Os filhos aprendem a confiar em Jeová e a dedicar-se ao serviço de Deus, não a carreiras vãs do atual sistema de coisas condenado. (1Co 15:58; Ef 6:4; <text:span text:style-name="T3">g</text:span>98 8/3 19-21)</text:p>
                    </text:list-item>
                  </text:list>
                </text:list-item>
                <text:list-item>
                  <text:p text:style-name="P4">Isso é algo que a ciência, por mais avançada que seja, não pode proporcionar.”<text:line-break/><text:line-break/></text:p>
                </text:list-item>
                <text:list-item>
                  <text:p text:style-name="P4">A Palavra de Deus nos convida a nos tornarmos parte de uma unida fraternidade de verdadeiros amigos.<text:line-break/></text:p>
                  <text:list>
                    <text:list-item>
                      <text:p text:style-name="P6">A Bíblia nos ensina a amar a Jeová, a Jesus e uns aos outros. (1Jo 4:7-11)</text:p>
                    </text:list-item>
                    <text:list-item>
                      <text:p text:style-name="P6">É vital reconhecermos que podemos perder a esperança se nos associarmos com os que não conhecem a Deus. (1Co 15:33, 34)</text:p>
                    </text:list-item>
                  </text:list>
                </text:list-item>
                <text:list-item>
                  <text:p text:style-name="P4">A devoção a Deus oferece a perspectiva de um futuro brilhante, o que nos ajuda a nos contentar com as provisões atuais. (1Ti 6:6-8)<text:line-break/></text:p>
                  <text:list>
                    <text:list-item>
                      <text:p text:style-name="P6"><text:soft-page-break/>Por fim, a sabedoria divina nos ajuda a ser pessoas realmente felizes e contentes com o que temos. Em 1 Timóteo 6:6-8, aprendemos a evitar o materialismo, pois ele desvia nosso foco de Jeová e de Sua promessa de um futuro melhor. Em vez de nos fascinar cegamente com as realizações tecnológicas, devemos manter o foco nas promessas de Deus e cultivar uma verdadeira devoção.</text:p>
                    </text:list-item>
                    <text:list-item>
                      <text:p text:style-name="P6">"Assim, ao desfrutarmos dos benefícios da ciência e da tecnologia, é importante não nos deixarmos fascinar de modo que percamos a direção. A sabedoria de Deus não apenas nos guia de maneira segura, mas também nos prepara para a vida no novo mundo que virá.</text:p>
                    </text:list-item>
                  </text:list>
                </text:list-item>
              </text:list>
            </text:list-item>
          </text:list>
        </text:list-item>
        <text:list-item>
          <text:p text:style-name="P2"><text:span text:style-name="T2">A SABEDORIA DIVINA SERVE DE PROTEÇÃO E GARANTE UM FUTURO FELIZ (3 min)<text:line-break/></text:span></text:p>
          <text:list>
            <text:list-item>
              <text:p text:style-name="P3">Os cristãos verdadeiros se esforçam em concentrar sua atenção no futuro, no novo mundo sob o Reino de Deus. (2Pe 3:13, 17)<text:line-break/><text:line-break/> Vivemos em um mundo cheio de incertezas, mas os cristãos verdadeiros se esforçam para concentrar sua atenção no futuro prometido por Jeová — um novo mundo sob o Reino de Deus, conforme 2 Pedro 3:13, 17. Esta esperança nos protege de nos apegarmos excessivamente às soluções humanas e nos ajuda a ter uma visão clara sobre o que realmente importa.<text:line-break/></text:p>
              <text:list>
                <text:list-item>
                  <text:p text:style-name="P4">O Reino eliminará o atual sistema que confia no homem em vez de em Deus.<text:line-break/><text:line-break/> "Somente o Reino de Deus será capaz de eliminar este sistema que, em grande parte, confia na sabedoria e nas soluções humanas. Enquanto a ciência e a tecnologia trazem alguns benefícios, nenhuma dessas realizações será capaz de impedir as mudanças globais que o Reino trará, transformando a Terra em um lugar verdadeiramente seguro e justo.”<text:line-break/></text:p>
                </text:list-item>
              </text:list>
            </text:list-item>
            <text:list-item>
              <text:p text:style-name="P3">Estabeleça prioridades que estejam em harmonia com sua esperança. (Fil 1:9-11)<text:line-break/><text:line-break/> Como nos lembra Filipenses 1:9-11, uma forma de nos prepararmos para este novo mundo é estabelecer prioridades que reflitam a nossa esperança. Em vez de perseguir metas que logo se tornarão obsoletas, nós concentramos nossos esforços naquilo que tem valor eterno, buscando agradar a Jeová e vivendo em harmonia com seus padrões<text:line-break/></text:p>
              <text:list>
                <text:list-item>
                  <text:p text:style-name="P4">O apóstolo Paulo nos incentiva em Tito 2:11-14 a viver conforme os elevados padrões de Deus, o que nos protege das distrações e armadilhas do mundo moderno. Embora estejamos cientes dos avanços da ciência, não permitimos que essas conquistas nos desviem do foco principal: nossa adoração a Jeová e a nossa esperança no Seu Reino. (Tit 2:11-14)</text:p>
                </text:list-item>
              </text:list>
            </text:list-item>
            <text:list-item>
              <text:p text:style-name="P3">Cultive uma relação achegada com nosso amoroso Criador. (Miq 6:8)<text:line-break/><text:line-break/> Miquéias 6:8 nos lembra do valor de manter uma relação achegada com Jeová, nosso amoroso Criador. Esse relacionamento nos dá forças e nos protege da pressão para confiar nas soluções humanas. Ao conhecermos e amarmos a Jeová, ganhamos paz e confiança de que estamos no caminho certo.<text:line-break/></text:p>
              <text:list>
                <text:list-item>
                  <text:p text:style-name="P4">Permaneça na organização de Jeová</text:p>
                </text:list-item>
                <text:list-item>
                  <text:p text:style-name="P4">Pertencemos a uma organização guiada por Jeová, que nos ajuda a manter o foco no Reino e nas promessas divinas.</text:p>
                </text:list-item>
              </text:list>
            </text:list-item>
            <text:list-item>
              <text:p text:style-name="P3">A vida eterna nos dará a oportunidade de descobrir alguns dos mistérios inesgotáveis da criação de Deus. (Ec 3:11)<text:line-break/></text:p>
              <text:list>
                <text:list-item>
                  <text:p text:style-name="P4">Como Eclesiastes 3:11 destaca, Deus colocou em nós o desejo de entender o vasto e misterioso universo que Ele criou. No Paraíso, teremos a maravilhosa oportunidade de explorar e aprender sobre a criação, desfrutando do verdadeiro prazer da sabedoria divina e da ciência verdadeira, sem os perigos do egoísmo e da ambição humana.</text:p>
                </text:list-item>
                <text:list-item>
                  <text:p text:style-name="P4">No Paraíso, a ciência verdadeira e a sabedoria divina proporcionarão muito prazer.</text:p>
                </text:list-item>
                <text:list-item>
                  <text:p text:style-name="P5">Por fim, ao confiarmos na sabedoria divina e em Suas promessas, garantimos uma esperança verdadeira e um futuro seguro. A ciência, quando vista de forma correta, será uma fonte de aprendizado e admiração, sempre conduzida e iluminada pela sabedoria de Jeová. Que todos nós continuemos firmes em nossa fé e aguardemos o momento em que poderemos usufruir plenamente da ciência verdadeira no Paraíso, guiados pela bondosa sabedoria do nosso Criador.</text:p>
                </text:list-item>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5" meta:word-count="2106" meta:character-count="12567" meta:non-whitespace-character-count="10536"/>
    <meta:generator>LibreOfficeDev/6.0.5.2$Linux_X86_64 LibreOffice_project/</meta:generator>
  </office:meta>
</office:document-meta>
</file>